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e416" officeooo:paragraph-rsid="0008e416"/>
    </style:style>
    <style:style style:name="P2" style:family="paragraph" style:parent-style-name="Standard">
      <style:text-properties officeooo:rsid="000aafa7" officeooo:paragraph-rsid="000aaf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[SN1 TP1] MOUDDENE Hamza</text:p>
      <text:p text:style-name="P2">Mouddene_Hamza.zip</text:p>
      <text:p text:style-name="P2"/>
      <text:p text:style-name="P1">Parite 2</text:p>
      <text:p text:style-name="P1"/>
      <text:p text:style-name="P1">4)- La fréquence mesurée sur le cosinus tracé n'est pas f0 = 1100 Hz, parce que la condition de shanon n’est pas respecté.</text:p>
      <text:p text:style-name="P1"/>
      <text:p text:style-name="P1">Partie 3</text:p>
      <text:p text:style-name="P1"/>
      <text:p text:style-name="P1">1. Etude théorique</text:p>
      <text:p text:style-name="P1">(a) Rappeler l'expression de la transformée de Fourier, X(f ) , d'un cosinus x(t) d'amplitude A et de</text:p>
      <text:p text:style-name="P1">fréquence f 0 . Tracer |X(f )| .</text:p>
      <text:p text:style-name="P1">(b) Calculer X D (f ) , transformée de Fourier d'un cosinus d'amplitude A et de fréquence f 0 , échan-</text:p>
      <text:p text:style-name="P1">tillonné à T e (échantillonnage uniforme) et tronqué sur une longueur [0, ..., (N − 1)T e ] (tableau de</text:p>
      <text:p text:style-name="P1">N valeurs représentant le cosinus en numérique).</text:p>
      <text:p text:style-name="P1">(c) Tracer le module de X D (f ) entre f = −F e et f = F e et le comparer à celui de X(f ) . Expliquer les</text:p>
      <text:p text:style-name="P1">di#érences constaté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1:14:32.200960624</meta:creation-date>
    <dc:date>2019-12-04T11:57:17.759415672</dc:date>
    <meta:editing-duration>PT32M35S</meta:editing-duration>
    <meta:editing-cycles>1</meta:editing-cycles>
    <meta:document-statistic meta:table-count="0" meta:image-count="0" meta:object-count="0" meta:page-count="1" meta:paragraph-count="13" meta:word-count="141" meta:character-count="712" meta:non-whitespace-character-count="584"/>
    <meta:generator>LibreOffice/6.0.7.3$Linux_X86_64 LibreOffice_project/00m0$Build-3</meta:generator>
  </office:meta>
</office:document-meta>
</file>